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margin-top="0in" fo:margin-bottom="0.1666in"/>
      <style:text-properties style:font-name="Segoe UI" style:font-name-complex="Segoe UI"/>
    </style:style>
    <style:style style:name="P2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6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7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8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0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2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1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5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6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7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8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1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0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2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5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6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27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8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2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0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2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3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5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6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7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38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3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0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2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5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46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47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8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4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0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5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2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4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5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6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7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58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59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60" style:parent-style-name="code-line" style:family="paragraph">
      <style:paragraph-properties fo:margin-top="0in" fo:margin-bottom="0.1166in"/>
      <style:text-properties style:font-name="Segoe UI" style:font-name-complex="Segoe UI" fo:font-size="10.5pt" style:font-size-asian="10.5pt" style:font-size-complex="10.5pt"/>
    </style:style>
    <style:style style:name="P61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62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63" style:parent-style-name="code-line" style:family="paragraph">
      <style:text-properties style:font-name="Segoe UI" style:font-name-complex="Segoe UI" fo:font-size="10.5pt" style:font-size-asian="10.5pt" style:font-size-complex="10.5pt"/>
    </style:style>
    <style:style style:name="P64" style:parent-style-name="code-line" style:family="paragraph">
      <style:text-properties style:font-name="Segoe UI" style:font-name-complex="Segoe UI" fo:font-size="10.5pt" style:font-size-asian="10.5pt" style:font-size-complex="10.5pt"/>
    </style:style>
  </office:automatic-styles>
  <office:body>
    <office:text text:use-soft-page-breaks="true">
      <text:h text:style-name="P1" text:outline-level="1">PLANTILLA DEL DOCUMENTO DE DISEÑO DE JUEGO</text:h>
      <text:list text:style-name="LFO2" text:continue-numbering="true">
        <text:list-item>
          <text:p text:style-name="P2">Página del Título</text:p>
          <text:list text:continue-numbering="true">
            <text:list-item>
              <text:p text:style-name="P3">Nombre del juego</text:p>
            </text:list-item>
            <text:list-item>
              <text:p text:style-name="P4">¿Catchy quote?</text:p>
            </text:list-item>
            <text:list-item>
              <text:p text:style-name="P5">Información adicional</text:p>
              <text:list text:continue-numbering="true">
                <text:list-item>
                  <text:p text:style-name="P6">Nombre de la desarrolladora/empresa</text:p>
                </text:list-item>
                <text:list-item>
                  <text:p text:style-name="P7">Autor/supervisor del GDD</text:p>
                </text:list-item>
              </text:list>
            </text:list-item>
          </text:list>
        </text:list-item>
        <text:list-item>
          <text:p text:style-name="P8">Historia de la evolución del diseño</text:p>
          <text:list text:continue-numbering="true">
            <text:list-item>
              <text:p text:style-name="P9">Versión 0.1</text:p>
            </text:list-item>
            <text:list-item>
              <text:p text:style-name="P10">Versión 0.2</text:p>
            </text:list-item>
            <text:list-item>
              <text:p text:style-name="P11">Versión 0...</text:p>
            </text:list-item>
          </text:list>
        </text:list-item>
        <text:list-item>
          <text:p text:style-name="P12">Resumen del Juego</text:p>
          <text:list text:continue-numbering="true">
            <text:list-item>
              <text:p text:style-name="P13">Concepto del Videojuego</text:p>
              <text:list text:continue-numbering="true">
                <text:list-item>
                  <text:p text:style-name="P14">High Concept (concepto del videojuego, pero resumido)</text:p>
                </text:list-item>
                <text:list-item>
                  <text:p text:style-name="P15">Características clave</text:p>
                  <text:list text:continue-numbering="true">
                    <text:list-item>
                      <text:p text:style-name="P16">Un jugador</text:p>
                    </text:list-item>
                  </text:list>
                </text:list-item>
                <text:list-item>
                  <text:p text:style-name="P17">Preguntas de Diseño</text:p>
                  <text:list text:continue-numbering="true">
                    <text:list-item>
                      <text:p text:style-name="P18">El Punto y Filosofía del Videojuego</text:p>
                    </text:list-item>
                    <text:list-item>
                      <text:p text:style-name="P19">Estudio de mercado</text:p>
                    </text:list-item>
                    <text:list-item>
                      <text:p text:style-name="P20">¿Qué es diferente?</text:p>
                    </text:list-item>
                  </text:list>
                </text:list-item>
              </text:list>
            </text:list-item>
            <text:list-item>
              <text:p text:style-name="P21">Género</text:p>
            </text:list-item>
            <text:list-item>
              <text:p text:style-name="P22">Público objetivo</text:p>
            </text:list-item>
            <text:list-item>
              <text:p text:style-name="P23">Experiencia de Juego</text:p>
              <text:list text:continue-numbering="true">
                <text:list-item>
                  <text:p text:style-name="P24">Flujo del juego</text:p>
                </text:list-item>
                <text:list-item>
                  <text:p text:style-name="P25">Apariencia y Sensación</text:p>
                </text:list-item>
              </text:list>
            </text:list-item>
          </text:list>
        </text:list-item>
        <text:list-item>
          <text:p text:style-name="P26">Jugabilidad</text:p>
          <text:list text:continue-numbering="true">
            <text:list-item>
              <text:p text:style-name="P27">Jugabilidad</text:p>
              <text:list text:continue-numbering="true">
                <text:list-item>
                  <text:p text:style-name="P28">Progresión del juego</text:p>
                </text:list-item>
                <text:list-item>
                  <text:p text:style-name="P29">Objetivos</text:p>
                </text:list-item>
                <text:list-item>
                  <text:p text:style-name="P30">Estructura de las Misiones</text:p>
                </text:list-item>
                <text:list-item>
                  <text:p text:style-name="P31">Flujo de juego / Loop jugable</text:p>
                </text:list-item>
              </text:list>
            </text:list-item>
          </text:list>
        </text:list-item>
        <text:list-item>
          <text:p text:style-name="P32">Mecánicas</text:p>
          <text:list text:continue-numbering="true">
            <text:list-item>
              <text:p text:style-name="P33">Movimiento (estático)</text:p>
            </text:list-item>
            <text:list-item>
              <text:p text:style-name="P34">Combate: Acciones, Interacción y Comunicación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5">Flujo de Cámara y Pantalla</text:p>
            </text:list-item>
          </text:list>
        </text:list-item>
        <text:list-item>
          <text:p text:style-name="P36"/>
        </text:list-item>
        <text:list-item>
          <text:p text:style-name="P37">Historia, Ambientación y Personajes</text:p>
          <text:list text:continue-numbering="true">
            <text:list-item>
              <text:p text:style-name="P38">Historia y Narrativa</text:p>
              <text:list text:continue-numbering="true">
                <text:list-item>
                  <text:p text:style-name="P39">Backstory y narrativa</text:p>
                </text:list-item>
                <text:list-item>
                  <text:p text:style-name="P40">Progresión en el juego</text:p>
                </text:list-item>
              </text:list>
            </text:list-item>
            <text:list-item>
              <text:p text:style-name="P41">Mundo del juego</text:p>
              <text:list text:continue-numbering="true">
                <text:list-item>
                  <text:p text:style-name="P42">Aspecto general y sensación del mundo</text:p>
                </text:list-item>
                <text:list-item>
                  <text:p text:style-name="P43">Área</text:p>
                </text:list-item>
              </text:list>
            </text:list-item>
            <text:list-item>
              <text:p text:style-name="P44">Personajes</text:p>
            </text:list-item>
          </text:list>
        </text:list-item>
        <text:list-item>
          <text:p text:style-name="P45">Niveles</text:p>
        </text:list-item>
      </text:list>
      <text:list text:style-name="LFO4" text:continue-numbering="true">
        <text:list-item>
          <text:p text:style-name="P46">Niveles (los puntos de abajo se podrían utilizar para la guía del juego)</text:p>
          <text:list text:continue-numbering="true">
            <text:list-item>
              <text:p text:style-name="P47">Sinopsis</text:p>
            </text:list-item>
            <text:list-item>
              <text:p text:style-name="P48">Objetivos</text:p>
            </text:list-item>
            <text:list-item>
              <text:p text:style-name="P49">Acciones</text:p>
            </text:list-item>
          </text:list>
        </text:list-item>
        <text:list-item>
          <text:p text:style-name="P50">Interfaz</text:p>
          <text:list text:continue-numbering="true">
            <text:list-item>
              <text:p text:style-name="P51">Sistema de ayuda</text:p>
            </text:list-item>
            <text:list-item>
              <text:p text:style-name="P52">GUI (Interfaz Gráfica de Usuario)</text:p>
            </text:list-item>
            <text:list-item>
              <text:p text:style-name="P53">Sistema de Control</text:p>
            </text:list-item>
            <text:list-item>
              <text:p text:style-name="P54">Audio</text:p>
              <text:list text:continue-numbering="true">
                <text:list-item>
                  <text:p text:style-name="P55">SFX (Efectos de sonido)</text:p>
                </text:list-item>
                <text:list-item>
                  <text:p text:style-name="P56">Música</text:p>
                </text:list-item>
              </text:list>
            </text:list-item>
          </text:list>
        </text:list-item>
        <text:list-item>
          <text:p text:style-name="P57">Arte del juego</text:p>
          <text:list text:continue-numbering="true">
            <text:list-item>
              <text:p text:style-name="P58">Assets clave</text:p>
            </text:list-item>
            <text:list-item>
              <text:p text:style-name="P59">Estilo previsto</text:p>
            </text:list-item>
          </text:list>
        </text:list-item>
        <text:list-item>
          <text:p text:style-name="P60">Información Técnica</text:p>
          <text:list text:continue-numbering="true">
            <text:list-item>
              <text:p text:style-name="P61">Hardware y software de desarrollo</text:p>
              <text:list text:continue-numbering="true">
                <text:list-item>
                  <text:p text:style-name="P62">Motor de juego</text:p>
                </text:list-item>
                <text:list-item>
                  <text:p text:style-name="P63">Software clave</text:p>
                </text:list-item>
                <text:list-item>
                  <text:p text:style-name="P64">Requisitos de red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style:language-complex="ar" style:country-complex="SA"/>
    </style:style>
    <style:style style:name="code-line" style:display-name="code-line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rián González Cabado</dc:creator>
    <meta:creation-date>2024-11-21T16:04:00Z</meta:creation-date>
    <dc:date>2024-11-21T15:43:00Z</dc:date>
    <meta:template xlink:href="Normal.dotm" xlink:type="simple"/>
    <meta:editing-cycles>2</meta:editing-cycles>
    <meta:editing-duration>PT180S</meta:editing-duration>
    <meta:document-statistic meta:page-count="2" meta:paragraph-count="2" meta:word-count="202" meta:character-count="1316" meta:row-count="9" meta:non-whitespace-character-count="1116"/>
  </office:meta>
</office:document-meta>
</file>